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D000000C66DB90C24DEAAEF30.png" manifest:media-type="image/png"/>
  <manifest:file-entry manifest:full-path="Pictures/1000212300000E900000146C47A2D25D7109344C.svg" manifest:media-type="image/svg+xml"/>
  <manifest:file-entry manifest:full-path="Pictures/10000201000001DB0000017EB46038A5C49BDB94.png" manifest:media-type="image/png"/>
  <manifest:file-entry manifest:full-path="Pictures/10000201000001DB0000017EED87752B53F573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27cm" svg:height="2.434cm" svg:x="3.8cm" svg:y="2.666cm">
          <draw:image xlink:href="Pictures/10000201000001DB0000017EED87752B53F573D8.png" xlink:type="simple" xlink:show="embed" xlink:actuate="onLoad">
            <text:p text:style-name="P1">host-a <text:s text:c="4"/></text:p>
          </draw:image>
        </draw:frame>
        <draw:frame draw:style-name="gr1" draw:text-style-name="P2" draw:layer="layout" svg:width="3.027cm" svg:height="2.434cm" svg:x="9.3cm" svg:y="2.666cm">
          <draw:image xlink:href="Pictures/10000201000001DB0000017EB46038A5C49BDB94.png" xlink:type="simple" xlink:show="embed" xlink:actuate="onLoad">
            <text:p text:style-name="P1">host-b <text:s text:c="4"/></text:p>
          </draw:image>
        </draw:frame>
        <draw:line draw:style-name="gr2" draw:text-style-name="P2" draw:layer="layout" svg:x1="11.3cm" svg:y1="7.4cm" svg:x2="6.403cm" svg:y2="5cm">
          <text:p/>
        </draw:line>
        <draw:line draw:style-name="gr2" draw:text-style-name="P2" draw:layer="layout" svg:x1="11.9cm" svg:y1="7.3cm" svg:x2="11.903cm" svg:y2="5cm">
          <text:p/>
        </draw:line>
        <draw:frame draw:style-name="gr3" draw:text-style-name="P3" draw:layer="layout" svg:width="1.2cm" svg:height="1cm" svg:x="5.8cm" svg:y="4.2cm">
          <draw:text-box>
            <text:p>v0</text:p>
          </draw:text-box>
        </draw:frame>
        <draw:frame draw:style-name="gr3" draw:text-style-name="P3" draw:layer="layout" svg:width="1.2cm" svg:height="1cm" svg:x="11.3cm" svg:y="4.2cm">
          <draw:text-box>
            <text:p>v0</text:p>
          </draw:text-box>
        </draw:frame>
        <draw:frame draw:style-name="gr4" draw:text-style-name="P3" draw:layer="layout" svg:width="1.031cm" svg:height="0.962cm" svg:x="6.269cm" svg:y="4.9cm">
          <draw:text-box>
            <text:p>.1</text:p>
          </draw:text-box>
        </draw:frame>
        <draw:frame draw:style-name="gr4" draw:text-style-name="P3" draw:layer="layout" svg:width="1.031cm" svg:height="0.962cm" svg:x="11.769cm" svg:y="4.9cm">
          <draw:text-box>
            <text:p>.2</text:p>
          </draw:text-box>
        </draw:frame>
        <draw:frame draw:style-name="gr5" draw:text-style-name="P1" draw:layer="layout" svg:width="3.727cm" svg:height="5.227cm" svg:x="10.173cm" svg:y="5.273cm">
          <draw:image xlink:href="Pictures/1000212300000E900000146C47A2D25D7109344C.svg" xlink:type="simple" xlink:show="embed" xlink:actuate="onLoad">
            <text:p/>
          </draw:image>
          <draw:image xlink:href="Pictures/100002010000008D000000C66DB90C24DEAAEF30.png" xlink:type="simple" xlink:show="embed" xlink:actuate="onLoad"/>
        </draw:frame>
        <draw:frame draw:style-name="gr1" draw:text-style-name="P2" draw:layer="layout" svg:width="3.027cm" svg:height="2.434cm" svg:x="15.001cm" svg:y="2.634cm">
          <draw:image xlink:href="Pictures/10000201000001DB0000017EB46038A5C49BDB94.png" xlink:type="simple" xlink:show="embed" xlink:actuate="onLoad">
            <text:p text:style-name="P1">host-c <text:s text:c="4"/></text:p>
          </draw:image>
        </draw:frame>
        <draw:line draw:style-name="gr2" draw:text-style-name="P2" draw:layer="layout" svg:x1="12.9cm" svg:y1="7.3cm" svg:x2="17.604cm" svg:y2="4.968cm">
          <text:p/>
        </draw:line>
        <draw:frame draw:style-name="gr3" draw:text-style-name="P3" draw:layer="layout" svg:width="1.2cm" svg:height="1cm" svg:x="17.001cm" svg:y="4.168cm">
          <draw:text-box>
            <text:p>v0</text:p>
          </draw:text-box>
        </draw:frame>
        <draw:frame draw:style-name="gr4" draw:text-style-name="P3" draw:layer="layout" svg:width="1.031cm" svg:height="0.962cm" svg:x="17.47cm" svg:y="4.868cm">
          <draw:text-box>
            <text:p>.3</text:p>
          </draw:text-box>
        </draw:frame>
        <draw:frame draw:style-name="gr4" draw:text-style-name="P3" draw:layer="layout" svg:width="4.727cm" svg:height="0.962cm" svg:x="9.6cm" svg:y="6.3cm">
          <draw:text-box>
            <text:p>192.168.1.0/2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09:05:50.060946813</meta:creation-date>
    <dc:date>2018-03-29T11:23:48.806473494</dc:date>
    <meta:editing-duration>PT20M49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